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3.29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71cm" svg:y="5.715cm" presentation:class="title" presentation:user-transformed="true">
          <draw:text-box>
            <text:p>Introduction to the Core Axiom</text:p>
          </draw:text-box>
        </draw:frame>
        <draw:frame presentation:style-name="pr2" draw:text-style-name="P1" draw:layer="layout" svg:width="25.199cm" svg:height="3.294cm" svg:x="1.4cm" svg:y="8.771cm" presentation:class="subtitle" presentation:user-transformed="true">
          <draw:text-box>
            <text:p>By Sven Nilsen, 202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 developing a Core Axiom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Use of symbols is not tautological</text:p>
              </text:list-item>
              <text:list-item>
                <text:p>Previous attempts to formalize use of symbols were based on the logical fallacy that nothing should be added to logic, by “explaining” use of symbols without further assumptions</text:p>
              </text:list-item>
              <text:list-item>
                <text:p>Path Semantics simply does the groundwork properly, learning from other people’s mistak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sign Requirem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ropagate equality without collapsing semantical space of propositions</text:p>
              </text:list-item>
              <text:list-item>
                <text:p>Allow reasoning about uniqueness</text:p>
              </text:list-item>
              <text:list-item>
                <text:p>Safe local reasoning with unrestricted freedom</text:p>
              </text:list-item>
              <text:list-item>
                <text:p>Safe for any two propositions involved in equalit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elp to understand the approach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Propositional Logic was invented on Earth, now it is time to venture out into space – leave old ideas behind</text:p>
              </text:list-item>
              <text:list-item>
                <text:p>Less is more: Aim for the smallest theory possible that satisfies design requirements</text:p>
              </text:list-item>
              <text:list-item>
                <text:p>Do not use First Order Logic – Do not appeal to general need for reasoning e.g. about time – Just solve the proble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ploring with humilit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Mathematics is vastly greater than humans or even super-intelligent computers will ever be able to comprehend fully</text:p>
              </text:list-item>
              <text:list-item>
                <text:p>Do not “simplify” mathematics, let it be the wild beast it is in its natural environment and follow its trail, learn from it – not your own biases</text:p>
              </text:list-item>
              <text:list-item>
                <text:p>There will be time to address general needs – lat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pagating equalit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quality `==` is the most important operator in all of mathematics</text:p>
              </text:list-item>
              <text:list-item>
                <text:p>Use of symbols is basically how to “cause” one equality from another equality – safely</text:p>
              </text:list-item>
              <text:list-item>
                <text:p>Equality of symbols implies equality of meaning</text:p>
              </text:list-item>
              <text:list-item>
                <text:p>Do not collapse symbols into truth or falsehood<text:line-break/>– this collapses the semantical space of proposi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asoning about uniqueness 1 of 2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f `a =&gt; b` and `a =&gt; c`, then if `a` is true, both `b` and `c` are true</text:p>
              </text:list-item>
              <text:list-item>
                <text:p>Truth has uniqueness property by implication, since it makes the theorems true from the assumptions – bringing them together into one</text:p>
              </text:list-item>
              <text:list-item>
                <text:p>However, we can not use truth – too stro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asoning about uniqueness 2 of 2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3">
              <text:list-item>
                <text:p>If `a =&gt; b` and `c =&gt; d`, then `a` being true is the only way to tautologically make `b` true. The same holds for `c` to make `d` true. This is a problem, because one wants independence between `a` and `c` when they are symbols</text:p>
              </text:list-item>
              <text:list-item>
                <text:p>Truth causes the collapse of the semantical space of propositions into a “cartoonish” representation that people often mistake for the actual semantic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afe local reasoning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3">
              <text:list-item>
                <text:p>Since symbols are not tautologies, we need to separate their usage from the general use of logic, such that general logic keeps working</text:p>
              </text:list-item>
              <text:list-item>
                <text:p>The core axiom divides propositions into levels where each level can have an indefinite number of propositions</text:p>
              </text:list-item>
              <text:list-item>
                <text:p>Use of symbols is about how reasoning in one level affects the reasoning in next level</text:p>
              </text:list-item>
              <text:list-item>
                <text:p>These levels are called “Path Semantical Levels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afe for any two propositions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3">
              <text:list-item>
                <text:p>The proposition `a == a` is tautological, which is unsafe because tautologies can not be used to prove anything</text:p>
              </text:list-item>
              <text:list-item>
                <text:p>This tautological property of equality is called “reflexivity”</text:p>
              </text:list-item>
              <text:list-item>
                <text:p>By lifting equality to a new operator `~~` one can remove reflexivity and get partial equivalence</text:p>
              </text:list-item>
              <text:list-item>
                <text:p>The name is “quality” without the “<text:span text:style-name="T1">e</text:span>” in “<text:span text:style-name="T1">e</text:span>quality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ow to construct quality 1 of 3</text:p>
          </draw:text-box>
        </draw:frame>
        <draw:frame presentation:style-name="pr4" draw:layer="layout" svg:width="25.199cm" svg:height="9.65cm" svg:x="1.4cm" svg:y="3.685cm" presentation:class="outline" presentation:user-transformed="true">
          <draw:text-box>
            <text:list text:style-name="L3">
              <text:list-item>
                <text:p>Quality is not possible to express in logic using the normal 16 binary operators, so how do we construct it? How can we make the unthinkable – thinkable?</text:p>
              </text:list-item>
              <text:list-item>
                <text:p>The trick is to make `a ~~ a` <text:span text:style-name="T2">undefined</text:span>, since it already is undefined by definition when removing reflexivity from equality, one can leverage this explicitly</text:p>
              </text:list-item>
              <text:list-item>
                <text:p>So, `a ~~ a` means literally “any proposition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ow to construct quality 2 of 3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We introduce a qubit operator `~` which is like the unary analogue of quality<text:line-break/><text:line-break/><text:tab/>(a ~~ a) == ~a<text:line-break/></text:p>
              </text:list-item>
              <text:list-item>
                <text:p>In the classical model, `~` uses the argument as a random seed to represent “any proposition”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ow to construct quality 3 of 3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>We can now define quality:</text:p>
                <text:p/>
                <text:list>
                  <text:list-header>
                    <text:p>(a ~~ b) == ((a == b) &amp; ~a &amp; ~b)</text:p>
                    <text:p/>
                  </text:list-header>
                </text:list>
              </text:list-item>
              <text:list-item>
                <text:p>The quality and qubit operators are equivalent in the way that both can be defined in terms of each other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elp to understand quality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>Quality is like building a spaceship for leaving Earth – but two more things are needed: Rocket fuel (lifting from equality) and a planned orbit (core axiom)</text:p>
              </text:list-item>
              <text:list-item>
                <text:p>Quality also opens up for homotopy levels of logic, but going into depths about homotopy levels is outside the scope of this introduction to the core axiom</text:p>
              </text:list-item>
              <text:list-item>
                <text:p>We only need to apply qubit `~` once for quality (homotopy level 2), which means quality is the most important operator among the 4 294 967 296 binary operators in same leve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ifting from equality 1 of 4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>When `a == b` and one can prove that this is a intentional theory, which means neither a tautology nor a paradox, there is a seemingly contradiction in that `a == b` yet they are also different in some sense</text:p>
              </text:list-item>
              <text:list-item>
                <text:p>This “same, but different” is possible to formalize precisely using Exponential Propositions which adds a `^` operator to constructive logic</text:p>
              </text:list-item>
              <text:list-item>
                <text:p>For example `a ^ b` means `a` is provable from `b`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ifting from equality 2 of 4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>The expression `a ^ b` seems very similar to<text:line-break/>`a =&gt; b`, but there is an important difference: The `^` operator can not capture variables in the type theory, unlike `=&gt;`, so one can not assume anything else to “force” it to become true – incorruptible in some sense</text:p>
              </text:list-item>
              <text:list-item>
                <text:p>This is not Modal Logic – too strong – instead we abandon it in favor of uniform involution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ifting from equality 3 of 4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>We can reintroduce Modal Logic later using the theory of Avatar Extensions, in order to make `!` (not) uniform in one way and non-uniform in another way, but let us save these technical details for another time</text:p>
              </text:list-item>
              <text:list-item>
                <text:p>The most important thing here is that `^` is needed to express precisely how to lift `a == b` into `a ~~ b`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ifting from equality 4 of 4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>Tautology: `a^true`</text:p>
              </text:list-item>
              <text:list-item>
                <text:p>Paradox: `false^a`</text:p>
              </text:list-item>
              <text:list-item>
                <text:p>Uniform: `a^true | false^a`</text:p>
              </text:list-item>
            </text:list>
            <text:list text:style-name="L4">
              <text:list-item>
                <text:p text:style-name="P2"><text:span text:style-name="T3">Theory: `!(</text:span>a^true | false^a)`</text:p>
              </text:list-item>
              <text:list-item>
                <text:p text:style-name="P2"><text:span text:style-name="T3">Therefore, to lift equality into quality, we use:</text:span><text:span text:style-name="T3"><text:line-break/></text:span><text:span text:style-name="T3"><text:line-break/></text:span><text:span text:style-name="T3">(a == b) &amp; !((a == b)</text:span>^true | false^(a == b)) =&gt; (a ~~ b)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elp to understand lifting equality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3">
              <text:list-item>
                <text:p>Just like rocket fuel is able to lift a huge spaceship from the ground on Earth, lifting equality makes it possible to move beyond general logic into the next homotopy level 2</text:p>
              </text:list-item>
              <text:list-item>
                <text:p>We need homotopy level 2 to transfer equality from one world of level 1 into another world of level 1</text:p>
              </text:list-item>
              <text:list-item>
                <text:p>However, we do not have a “planned orbit” yet! You can not go to space by aiming the spaceship in a random direction, so we need the “core axiom” for aiming logi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nally! The Core Axiom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>The Core Axiom of Path Semantics is:</text:p>
                <text:p/>
                <text:list>
                  <text:list-header>
                    <text:p>((a1 ~~ b1) &amp; (a1 =&gt; a2) &amp; (b1 =&gt; b2)<text:line-break/> &amp; (a1 &lt; a2) &amp; (b1 &lt; b2))<text:line-break/>=&gt; (a2 ~~ b2)</text:p>
                    <text:p/>
                  </text:list-header>
                </text:list>
              </text:list-item>
              <text:list-item>
                <text:p>This axiom satisfies all the design requireme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sign Requirements Satisfi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ropagates equality without collapsing semantical space of propositions</text:p>
              </text:list-item>
              <text:list-item>
                <text:p>Allows reasoning about uniqueness</text:p>
              </text:list-item>
              <text:list-item>
                <text:p>Safe local reasoning with unrestricted freedom</text:p>
              </text:list-item>
              <text:list-item>
                <text:p>Safe for any two propositions involved in equality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4">
              <text:list-item>
                <text:p text:style-name="P2"><text:span text:style-name="T3">`a == b` implies `c == d` in the next Path Semantical Level when `a =&gt; c` and `b =&gt; d`, without `a` or `b` needing to be “true” in some sense – but they need to be “same, but different” </text:span>– just like symbols!</text:p>
              </text:list-item>
            </text:list>
            <text:list text:style-name="L3">
              <text:list-item>
                <text:p>The propositions `c` and `d` “lives” in the next level and not the same level as `a` and `b`</text:p>
              </text:list-item>
              <text:list-item>
                <text:p>The propositions `a` and `b` are unaffected by the reasoning in the next level – unless there is “time travel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elp to understand the Core Axiom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>Symbols are only useful when they are found in different places, like the letter “a” in one place repeated as “a” in another place</text:p>
              </text:list-item>
              <text:list-item>
                <text:p>This is what we mean by “same, but different”</text:p>
              </text:list-item>
              <text:list-item>
                <text:p>When we recognize two symbols as the same, we understand – by thinking – what is meant using knowledge of each symbol in their own place</text:p>
              </text:list-item>
              <text:list-item>
                <text:p>This is why we need another level, separated from recognition, to make room for reasoning about mean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ow the Core Axiom was design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he Core Axiom was constructed like most computer programs, but by creating it deliberately to satisfy the design requirements, testing it and iterate over time</text:p>
              </text:list-item>
              <text:list-item>
                <text:p>A lot of work went into understanding the mathematics behind it, because this knowledge could not be learned directly from other peop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can the Core Axiom prove?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3">
              <text:list-item>
                <text:p><text:span text:style-name="T3">The Core Axiom can prove many intuitive properties of Type Theory – such as:</text:span></text:p>
                <text:list>
                  <text:list-item>
                    <text:p><text:span text:style-name="T3">if `a : T, b : U, T != U`, then `a != b`</text:span></text:p>
                  </text:list-item>
                  <text:list-item>
                    <text:p>here, members are in level 0, types are in level 1</text:p>
                  </text:list-item>
                </text:list>
              </text:list-item>
              <text:list-item>
                <text:p>The Index Theorem – which implies that when pairing up pieces of structures to natural numbers one can prove isomorphism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layer="layout" svg:width="25.4cm" svg:height="3.473cm" svg:x="1.27cm" svg:y="0.206cm" presentation:class="title" presentation:user-transformed="true">
          <draw:text-box>
            <text:p>What is the utility of the Core Axiom?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3">
              <text:list-item>
                <text:p>Current foundations of mathematics use large leaps in thinking – in comparison – which assumes too much about what mathematics can be, e.g. that it needs to be based on Sets or Types. Why not e.g. Time or Randomness?</text:p>
              </text:list-item>
              <text:list-item>
                <text:p>The Core Axiom helps us to see what mathematics can be in higher dimensions by making even fewer assumptions about the theory – but also enough to not be tautological in general logic in a safe and clean wa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s the future of mathematics?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3">
              <text:list-item>
                <text:p>Computer software will become more and more important in the foundations of mathematics, since humans alone do not have the mental capacity to reason about higher homotopy levels</text:p>
              </text:list-item>
              <text:list-item>
                <text:p>A very intelligent person can reason about 16 operators, but not 2^32 (over 4 billions) or more</text:p>
              </text:list-item>
              <text:list-item>
                <text:p>Balanced focus on theorem proving and mathematical language desig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0-10T21:16:59.253921926</meta:creation-date>
    <dc:date>2022-10-11T13:21:02.087213143</dc:date>
    <meta:editing-duration>PT9M10S</meta:editing-duration>
    <meta:editing-cycles>1</meta:editing-cycles>
    <meta:document-statistic meta:object-count="129"/>
    <meta:generator>LibreOffice/7.2.2.2$MacOSX_X86_64 LibreOffice_project/02b2acce88a210515b4a5bb2e46cbfb63fe97d56</meta:generator>
  </office:meta>
</office:document-meta>
</file>